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80c3b" officeooo:paragraph-rsid="00180c3b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88dd8" officeooo:paragraph-rsid="00188dd8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175b92" officeooo:paragraph-rsid="00188dd8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3">
      <style:text-properties style:font-name="Liberation Mono" fo:font-size="10pt" officeooo:rsid="00175b92" officeooo:paragraph-rsid="00188dd8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1">
      <style:text-properties style:font-name="Liberation Mono" fo:font-size="10pt" officeooo:rsid="0019e305" officeooo:paragraph-rsid="0019e305" style:font-name-asian="Courier New" style:font-size-asian="10pt" style:font-name-complex="Liberation Mono" style:font-size-complex="10pt"/>
    </style:style>
    <style:style style:name="P10" style:family="paragraph" style:parent-style-name="Table_20_Contents" style:list-style-name="L2">
      <style:text-properties style:font-name="Liberation Mono" fo:font-size="10pt" officeooo:rsid="0019e305" officeooo:paragraph-rsid="0019e305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2">
      <style:text-properties style:font-name="Liberation Mono" fo:font-size="10pt" officeooo:rsid="00188dd8" officeooo:paragraph-rsid="00188dd8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3">
      <style:text-properties style:font-name="Liberation Mono" fo:font-size="10pt" officeooo:rsid="00188dd8" officeooo:paragraph-rsid="00188dd8" style:font-name-asian="Courier New" style:font-size-asian="10pt" style:font-name-complex="Liberation Mono" style:font-size-complex="10pt"/>
    </style:style>
    <style:style style:name="T1" style:family="text">
      <style:text-properties officeooo:rsid="00188dd8"/>
    </style:style>
    <style:style style:name="T2" style:family="text">
      <style:text-properties officeooo:rsid="0019e305"/>
    </style:style>
    <style:style style:name="T3" style:family="text">
      <style:text-properties officeooo:rsid="00195c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62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4">List Previously Edited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4">Main UI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ungeon master may wish to <text:span text:style-name="T1">view a list of previously edited entities, which he may then click on to open those entities</text:span></text:p>
            <text:p text:style-name="P2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The Dungeon Master clicks on the “<text:span text:style-name="T1">List Previously Edited</text:span>” button <text:span text:style-name="T1">in the Main UI</text:span></text:p>
            <text:p text:style-name="P2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3408736923178724064" text:style-name="L1">
              <text:list-item>
                <text:p text:style-name="P5">The Dungeon Master clicks on the “<text:span text:style-name="T1">List Previously Edited</text:span>” button</text:p>
              </text:list-item>
              <text:list-item>
                <text:p text:style-name="P9">The <text:span text:style-name="T3">Dungeon Master may choose to click on an item in the list</text:span></text:p>
                <text:p text:style-name="P9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7854892245151976416" text:style-name="L2">
              <text:list-item>
                <text:p text:style-name="P11">A list appears, containing hyperlinks to the previously edited entities, each item in the list showing the entity’s image and name</text:p>
              </text:list-item>
              <text:list-item>
                <text:p text:style-name="P10">If <text:span text:style-name="T3">clicked, the clicked </text:span>entity<text:span text:style-name="T3"> will open</text:span></text:p>
                <text:p text:style-name="P10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6075912391635914222" text:style-name="L3">
              <text:list-item>
                <text:p text:style-name="P6">The Dungeon Master wants to <text:span text:style-name="T1">view his previously edited entities</text:span></text:p>
              </text:list-item>
              <text:list-item>
                <text:p text:style-name="P7">The Dungeon Master clicks on the “<text:span text:style-name="T1">List Previously Edited</text:span>” button</text:p>
              </text:list-item>
              <text:list-item>
                <text:p text:style-name="P12">A list appears <text:span text:style-name="T2">in reverse chronological order</text:span>, containing hyperlinks to the previously edited entities, each item in the list showing the entity’s image and name</text:p>
              </text:list-item>
              <text:list-item>
                <text:p text:style-name="P12">The Dungeon Master may then choose to click on any of the items in the list to open that entity</text:p>
                <text:p text:style-name="P12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6:58.386000000</dc:date>
    <meta:editing-duration>PT1H16M34S</meta:editing-duration>
    <meta:editing-cycles>1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90" meta:character-count="1067" meta:non-whitespace-character-count="910"/>
  </office:meta>
</office:document-meta>
</file>